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4847100391201</text:p>
          </table:table-cell>
          <table:table-cell office:value-type="string" calcext:value-type="string">
            <text:p>2024-12-31 16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07032" calcext:value-type="float">
            <text:p>65.40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847100391201</text:p>
          </table:table-cell>
          <table:table-cell office:value-type="string" calcext:value-type="string">
            <text:p>2024-01-02 18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66952" calcext:value-type="float">
            <text:p>64.76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847100391201</text:p>
          </table:table-cell>
          <table:table-cell office:value-type="string" calcext:value-type="string">
            <text:p>2023-01-03 23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60528" calcext:value-type="float">
            <text:p>63.66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847100391201</text:p>
          </table:table-cell>
          <table:table-cell office:value-type="string" calcext:value-type="string">
            <text:p>2022-01-14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7168" calcext:value-type="float">
            <text:p>62.9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847100391201</text:p>
          </table:table-cell>
          <table:table-cell office:value-type="string" calcext:value-type="string">
            <text:p>2021-01-05 21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91976" calcext:value-type="float">
            <text:p>62.29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847100391201</text:p>
          </table:table-cell>
          <table:table-cell office:value-type="string" calcext:value-type="string">
            <text:p>2020-08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36472" calcext:value-type="float">
            <text:p>64.73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847100391201</text:p>
          </table:table-cell>
          <table:table-cell office:value-type="string" calcext:value-type="string">
            <text:p>2020-01-06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0832" calcext:value-type="float">
            <text:p>61.52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847100391201</text:p>
          </table:table-cell>
          <table:table-cell office:value-type="string" calcext:value-type="string">
            <text:p>2019-01-02 23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53904" calcext:value-type="float">
            <text:p>60.95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847100391201</text:p>
          </table:table-cell>
          <table:table-cell office:value-type="string" calcext:value-type="string">
            <text:p>2018-01-04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9568" calcext:value-type="float">
            <text:p>59.78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847100391201</text:p>
          </table:table-cell>
          <table:table-cell office:value-type="string" calcext:value-type="string">
            <text:p>2017-01-04 21:32:4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64016" calcext:value-type="float">
            <text:p>59.56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847100391201</text:p>
          </table:table-cell>
          <table:table-cell office:value-type="string" calcext:value-type="string">
            <text:p>2016-01-05 09:05:3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45984" calcext:value-type="float">
            <text:p>58.54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847100391201</text:p>
          </table:table-cell>
          <table:table-cell office:value-type="string" calcext:value-type="string">
            <text:p>2015-01-09 19:25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847100391201</text:p>
          </table:table-cell>
          <table:table-cell office:value-type="string" calcext:value-type="string">
            <text:p>2014-01-07 17:59:4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936" calcext:value-type="float">
            <text:p>55.8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847100391201</text:p>
          </table:table-cell>
          <table:table-cell office:value-type="string" calcext:value-type="string">
            <text:p>2013-01-07 22:22:0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92" calcext:value-type="float">
            <text:p>54.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847100391201</text:p>
          </table:table-cell>
          <table:table-cell office:value-type="string" calcext:value-type="string">
            <text:p>2012-01-04 21:28:5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847100391201</text:p>
          </table:table-cell>
          <table:table-cell office:value-type="string" calcext:value-type="string">
            <text:p>2011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8552" calcext:value-type="float">
            <text:p>51.7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16" meta:object-count="0"/>
    <meta:user-defined meta:name="AppVersion">3.0</meta:user-defined>
  </office:meta>
</office:document-meta>
</file>